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void setup() {</text:p>
      <text:p text:style-name="P1"><text:s text:c="2"/>size(500, 400);</text:p>
      <text:p text:style-name="P1"><text:s text:c="2"/>background(10, 80, 100);</text:p>
      <text:p text:style-name="P1">}</text:p>
      <text:p text:style-name="P1"/>
      <text:p text:style-name="P1">void draw() {</text:p>
      <text:p text:style-name="P1"><text:s text:c="2"/>if (mousePressed) {</text:p>
      <text:p text:style-name="P1"><text:s text:c="4"/>background(10, 80, 250);</text:p>
      <text:p text:style-name="P1"><text:s text:c="2"/>} </text:p>
      <text:p text:style-name="P1"/>
      <text:p text:style-name="P1"><text:s text:c="2"/>stroke(255, 255, 255);</text:p>
      <text:p text:style-name="P1"><text:s text:c="2"/>fill(160, 220, 90);</text:p>
      <text:p text:style-name="P1"><text:s text:c="2"/>ellipse(mouseX, 200, 300, 300);</text:p>
      <text:p text:style-name="P1"/>
      <text:p text:style-name="P1"><text:s text:c="2"/>fill(160, 210, 230);</text:p>
      <text:p text:style-name="P1"><text:s text:c="2"/>rect(157, mouseY, 35, 20);</text:p>
      <text:p text:style-name="P1"><text:s text:c="2"/>rect(25, mouseY, 10, 40);</text:p>
      <text:p text:style-name="P1"/>
      <text:p text:style-name="P1"><text:s text:c="2"/>if (mousePressed) {</text:p>
      <text:p text:style-name="P1"><text:s text:c="4"/>fill(25, 240, 30);</text:p>
      <text:p text:style-name="P1"><text:s text:c="4"/>ellipse(140, mouseY, 70, 70);</text:p>
      <text:p text:style-name="P1"><text:s text:c="4"/>ellipse(mouseX, 140, 70, 70);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5</meta:generator>
  </office:meta>
</office:document-meta>
</file>